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Verdana" svg:font-family="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098in"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222222" style:font-name="Verdana" fo:font-size="9.75pt" fo:letter-spacing="normal" fo:font-style="normal" fo:font-weight="normal"/>
    </style:style>
    <style:style style:name="P3"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222222" fo:letter-spacing="normal"/>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6" style:family="paragraph" style:parent-style-name="Text_20_body">
      <style:paragraph-properties fo:margin-left="0in" fo:margin-right="0in" style:line-height-at-least="0.198in" fo:text-align="start" style:justify-single-word="false" fo:orphans="2" fo:widows="2" fo:text-indent="0in" style:auto-text-indent="false" fo:padding="0in" fo:border="none"/>
      <style:text-properties fo:font-variant="normal" fo:text-transform="none" fo:color="#222222" style:font-name="Verdana" fo:font-size="9.75pt" fo:letter-spacing="normal" fo:font-style="normal" fo:font-weight="normal"/>
    </style:style>
    <style:style style:name="P7" style:family="paragraph" style:parent-style-name="Heading_20_1">
      <style:text-properties fo:font-variant="normal" fo:text-transform="none" fo:color="#59a3c1" style:font-name="Georgia" fo:font-style="normal" fo:font-weight="normal"/>
    </style:style>
    <style:style style:name="P8" style:family="paragraph" style:parent-style-name="Heading_20_1">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cccccc" fo:border-bottom="none"/>
      <style:text-properties fo:font-variant="normal" fo:text-transform="none" fo:color="#59a3c1" style:font-name="Georgia" fo:font-style="normal" fo:font-weight="normal"/>
    </style:style>
    <style:style style:name="T1" style:family="text">
      <style:text-properties style:font-name="Verdana" fo:font-size="9.75pt" fo:font-style="normal" fo:font-weight="normal"/>
    </style:style>
    <style:style style:name="T2" style:family="text">
      <style:text-properties fo:font-variant="normal" fo:text-transform="none" fo:color="#666666" style:font-name="Verdana" fo:letter-spacing="normal" fo:font-style="normal" fo:font-weight="normal"/>
    </style:style>
    <style:style style:name="T3" style:family="text">
      <style:text-properties fo:font-variant="normal" fo:text-transform="none" fo:color="#80ae14" style:font-name="Verdana" fo:letter-spacing="normal" fo:font-style="normal" style:text-underline-style="solid" style:text-underline-width="auto" style:text-underline-color="font-color"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post-296"/>QTP Certification Dump Questions</text:h>
      <text:p text:style-name="P1"><text:span text:style-name="T2"/></text:p>
      <text:p text:style-name="P6">1. When you modify the name of an object in the local object repository, the name is automatically updated in ……. for all occurrences of the object..<text:line-break/>A) in the Keyword View<text:line-break/>B) in the Expert View<text:line-break/>C) Both Keyword and Expert View<text:line-break/>D) Changing name of an object does not effect keyword or expert view<text:line-break/>Ans: C</text:p>
      <text:p text:style-name="P6">2. Can we add external library files in QTP?<text:line-break/>A. No<text:line-break/>B. Yes<text:line-break/>Ans: B</text:p>
      <text:p text:style-name="P6">3. How many tabs are there in Test Settings (File-&gt;Settings) window<text:line-break/>A) 5<text:line-break/>B) 6<text:line-break/>C) 7<text:line-break/>D) 8<text:line-break/>Ans: C</text:p>
      <text:p text:style-name="P6"><text:bookmark text:name="more-296"/>4. What can you use to handle unpredictable testing exceptions?<text:line-break/>A. A Do Loop<text:line-break/>B. Recovery Scenario<text:line-break/>C. IF THEN statement<text:line-break/>D. Select case statement<text:line-break/>Ans: B</text:p>
      <text:p text:style-name="P6">5. What is the shortcut key to open a Step Generator.<text:line-break/>A) F2<text:line-break/>B) F5<text:line-break/>C) F6<text:line-break/>D) F7<text:line-break/>Ans: D</text:p>
      <text:p text:style-name="P6">6. You can also encrypt strings in Data Table cells using the ……… option in the Data Table menu.<text:line-break/>A) Decrypt<text:line-break/>B) Encrypt<text:line-break/>C) Encrypt Code<text:line-break/>D) Decrypt Code<text:line-break/>Ans: B</text:p>
      <text:p text:style-name="P6">7. When you create a test, it includes ….. action.<text:line-break/>A) Single<text:line-break/>B) unlimited<text:line-break/>C) Three<text:line-break/><text:soft-page-break/>D) Multiple<text:line-break/>Ans: A</text:p>
      <text:p text:style-name="P6">8. In the Keyword View, you can also view properties for items such as checkpoints.<text:line-break/>A) True<text:line-break/>B) False<text:line-break/>Ans: A</text:p>
      <text:p text:style-name="P6">9. QuickTest saves the object repository with a ….. extension in the specified location<text:line-break/>A) .vsr<text:line-break/>B) .tsr<text:line-break/>C) .lsr<text:line-break/>D) .qsr<text:line-break/>Ans: B</text:p>
      <text:p text:style-name="P6">10. For opening the QuickTest Professional Help we can use…….<text:line-break/>A) F3<text:line-break/>B) F5<text:line-break/>C) F1<text:line-break/>D) F2<text:line-break/>Ans: C</text:p>
      <text:p text:style-name="P6">11. Using the Object Spy, you can view<text:line-break/>A) the run-time or test object properties and methods of any object in an open application.<text:line-break/>B) the run-time or test object properties of any object in an open application.<text:line-break/>C) the test object properties and methods of any object in an open application.<text:line-break/>D) the run-time object properties and methods of any object in an open application.<text:line-break/>Ans: A</text:p>
      <text:p text:style-name="P6">12. There are ………object type filters in Object spy dialog box.<text:line-break/>A) Two<text:line-break/>B) Three<text:line-break/>C) Four<text:line-break/>D) Five<text:line-break/>Ans: A</text:p>
      <text:p text:style-name="P6">13. In the Object Spy window, in the Properties Tab<text:line-break/>A) Copying of Properties and its values is possible with CTRL+C<text:line-break/>B) Copying of Properties and its values is possible by right clicking on it and choosing copy.<text:line-break/>C) Copying of Properties and its values is possible with both A) and B) methods<text:line-break/>D) Copying of Properties and its values is possible is not possible<text:line-break/>Ans: A</text:p>
      <text:p text:style-name="P6">14. Object Spy dialog box<text:line-break/>A) Can be resized<text:line-break/>B) cannot be resized<text:line-break/>Ans: A</text:p>
      <text:p text:style-name="P6">15. In the Object Spy window, in the methods Tab<text:line-break/>A) Copying of Methods is possible with CTRL+C<text:line-break/>B) Copying of Methods is possible by right clicking on it and choosing copy.<text:line-break/>C) Copying of Methods is possible with both A) and B) methods<text:line-break/><text:soft-page-break/>D) Copying of Methods is possible is not possible<text:line-break/>Ans: A</text:p>
      <text:p text:style-name="P6">16. ………….. are the highest level of the test hierarchy in the Keyword view.<text:line-break/>A) Tests<text:line-break/>B) Steps<text:line-break/>C) Call to Actions<text:line-break/>D) Actions<text:line-break/>Ans: D</text:p>
      <text:p text:style-name="P6">17. You can copy and paste or drag and drop actions to move them to a different location within a test<text:line-break/>A) True<text:line-break/>B) False<text:line-break/>Ans: A</text:p>
      <text:p text:style-name="P6">18. You can print the contents of the Keyword View to your Windows default printer (and even preview the contents prior to printing).<text:line-break/>A) True<text:line-break/>B) False<text:line-break/>Ans: A</text:p>
      <text:p text:style-name="P6">19. In the step Browser &gt; Page &gt; Edit &gt; Set “Sachin”, identify container object(s)<text:line-break/>A) Browser<text:line-break/>B) Edit<text:line-break/>C) Page<text:line-break/>D) Both Browser &amp; Page<text:line-break/>Ans: D</text:p>
      <text:p text:style-name="P6">20. You can use the Keyword View to add a step ……….in your test.<text:line-break/>A) at the end<text:line-break/>B) below the currently selected step<text:line-break/>C) at the beginning<text:line-break/>D) at any point<text:line-break/>Ans: D</text:p>
      <text:p text:style-name="P6">21. The Documentation cell is………….<text:line-break/>A) Read-only<text:line-break/>B) Write-only<text:line-break/>C) Read and Write<text:line-break/>D) Read write &amp; execute<text:line-break/>Ans: A</text:p>
      <text:p text:style-name="P6">22. An Item column can be any of the following:<text:line-break/>A) A test object<text:line-break/>B) A statement like Dim<text:line-break/>C) A step generated by step generator<text:line-break/>D) All of above<text:line-break/>Ans: D</text:p>
      <text:p text:style-name="P6">23. The Operation cell in the keyword view specifies the operation to be performed on the item listed in the……….. Column.<text:line-break/><text:soft-page-break/>A) Operation<text:line-break/>B) Documentation<text:line-break/>C) Item<text:line-break/>D) Value<text:line-break/>Ans: C</text:p>
      <text:p text:style-name="P6">24. Even if the Item column in the Keyword View is displayed to the right of the Operation column, you must still first select an item to view the list of available operations in the Operation column.<text:line-break/>A) True<text:line-break/>B) False<text:line-break/>Ans: A</text:p>
      <text:p text:style-name="P6">25. The Value cell in the keyword view can contain…….. Value<text:line-break/>A) Constant<text:line-break/>B) Parameter<text:line-break/>C) Both A) &amp; B)<text:line-break/>D) None of these<text:line-break/>Ans: C</text:p>
      <text:p text:style-name="P6">26. In addition to adding standard statement steps to your test using the Keyword View, you can also insert<text:line-break/>A) Checkpoint step<text:line-break/>B) Output value step<text:line-break/>C) Comment step<text:line-break/>D) All of above<text:line-break/>Ans: D</text:p>
      <text:p text:style-name="P6">27. The correct syntax of the conditional statement starting with Do is…..<text:line-break/>A) Do…While<text:line-break/>B) Do…Until<text:line-break/>C) Do…Next<text:line-break/>D) Both A) and B)<text:line-break/>Ans: D</text:p>
      <text:p text:style-name="P6">28. QuickTest processes a comment when it runs a test.<text:line-break/>A) True<text:line-break/>B) False<text:line-break/>Ans: B</text:p>
      <text:p text:style-name="P6">29. Press ….. to add a new step below the currently selected step.<text:line-break/>A) F8<text:line-break/>B) Shift + A<text:line-break/>C) F0<text:line-break/>D) Shift + A + Q<text:line-break/>Ans: A</text:p>
      <text:p text:style-name="P6">30. While working with the Keyword View, you can …… steps to move them to a different location in a test or in an action<text:line-break/>A) Copy and Paste<text:line-break/>B) Cut and Paste<text:line-break/>C) Drag and drop<text:line-break/><text:soft-page-break/>D) Both A) and C)<text:line-break/>Ans: D</text:p>
      <text:p text:style-name="P6">31. You can specify the order in which the columns are displayed in the Keyword view.<text:line-break/>A) True<text:line-break/>B) False<text:line-break/>Ans: A</text:p>
      <text:p text:style-name="P6">32. You can view ……. while working with keyword view.<text:line-break/>A) object properties<text:line-break/>B) action properties<text:line-break/>C) action call properties<text:line-break/>D) checkpoint properties<text:line-break/>E) Output value properties<text:line-break/>F) None of the above<text:line-break/>G) All of above<text:line-break/>Ans: G</text:p>
      <text:p text:style-name="P6">33. The …………… enables you to encode your passwords and place secure values into the Data Table.<text:line-break/>A) Password Encoder<text:line-break/>B) Password Decoder<text:line-break/>C) Password Encode<text:line-break/>D) Password Decode<text:line-break/>Ans: A</text:p>
      <text:p text:style-name="P6">34. You cannot manage some aspects of a local object repository using the QuickTest Object Repository automation object model..<text:line-break/>A) True<text:line-break/>B) False<text:line-break/>Ans: B</text:p>
      <text:p text:style-name="P6">35. For each action, you can use a combination of objects from your local and shared object repositories.<text:line-break/>A) True<text:line-break/>B) False<text:line-break/>Ans: A</text:p>
      <text:p text:style-name="P6">36. QuickTest adds all new objects to the local object repository even if one or more shared object repositories are already associated with the action assuming that an object with the same description does not already exist in one of the associated shared object repositories..<text:line-break/>A) True<text:line-break/>B) False<text:line-break/>Ans: A</text:p>
      <text:p text:style-name="P6">37. If a child object is added to a local object repository, and its parents are in a shared object repository, then you have to manually drag and drop its parent objects from shared object repository to local object repository.<text:line-break/>A) True<text:line-break/>B) False<text:line-break/>Ans: B</text:p>
      <text:p text:style-name="P6"><text:soft-page-break/>38. The ……. is not accessible as a separate file<text:line-break/>A) local object repository<text:line-break/>B) shared object repository<text:line-break/>C) Both<text:line-break/>D) None<text:line-break/>Ans: A</text:p>
      <text:p text:style-name="P6">39. In the Object Repository window:.<text:line-break/>A) Local objects are editable (black)<text:line-break/>B) Shared objects are in read-only format (gray)<text:line-break/>C) Local objects are in read-only format (gray)<text:line-break/>D) Shared objects are editable (black)<text:line-break/>Ans: AB</text:p>
      <text:p text:style-name="P6">40. Mark true statement(s):.<text:line-break/>A) You can delete objects from a shared object repository using the Object Repository window.<text:line-break/>B) You can delete objects from the local object repository using the Object Repository Manager<text:line-break/>C) You can delete objects from the local object repository using the Object Repository window<text:line-break/>D) You can delete objects from a shared object repository using the Object Repository Manager<text:line-break/>Ans: CD</text:p>
      <text:p text:style-name="P6">41. If an object is contained in both local and shared repositories then, during a run session.<text:line-break/>A) QuickTest will use the object in the local object repository<text:line-break/>B) QuickTest will use the object in the Shared object repository<text:line-break/>C) There will be a conflict<text:line-break/>D) QuickTest will use Descriptive Programming<text:line-break/>Ans: A</text:p>
      <text:p text:style-name="P6">42. When you copy an object to the local object repository<text:line-break/>A) its parent objects are also copied to the local object repository<text:line-break/>B) its parent objects are not copied to the local object repository<text:line-break/>C) You have to manually copy its parent objects are also copied to the local object repository<text:line-break/>D) You have to manually drag and drop its parent objects<text:line-break/>Ans: A</text:p>
      <text:p text:style-name="P6">43. For tests, you can also view test object properties and property values for objects in the Active Screen, regardless of whether the objects are stored in the object repository.<text:line-break/>A) True<text:line-break/>B) False<text:line-break/>Ans: A</text:p>
      <text:p text:style-name="P6">44. Object Properties window differs for objects stored in Shared and Local object repository.<text:line-break/>A) True<text:line-break/>B) False<text:line-break/>Ans: A</text:p>
      <text:p text:style-name="P6">45. You can rename objects in the shared object repository using the Object Repository Manager<text:line-break/>A) True<text:line-break/>B) False, you cannot rename objects in shared object repository<text:line-break/>Ans: A</text:p>
      <text:p text:style-name="P6"><text:soft-page-break/>46. When you modify the name of an object in a shared repository, the name is automatically updated in all tests open on the same computer that use the object repository as soon as you make the change, even if you have not yet saved the object repository with your changes.<text:line-break/>A) True<text:line-break/>B) False<text:line-break/>Ans: A</text:p>
      <text:p text:style-name="P6">47. An …….. assigns a numerical value to a test object that indicates its order or location relative to other objects with an otherwise identical description (objects that have the same values for all properties)<text:line-break/>A) Index identifier.<text:line-break/>B) ordinal identifier.<text:line-break/>C) SMART ID identifier.<text:line-break/>D) original identifier.<text:line-break/>Ans: B</text:p>
      <text:p text:style-name="P6">48. You can add an object to the local object repository only if that object does not already exist in a shared object repository that is associated with the action. If an object already exists in an associated shared object repository, you can add it to the local object repository using the …….. option.<text:line-break/>A) Copy from Shared Repository<text:line-break/>B) Copy from Shared Object Repository<text:line-break/>C) Copy to Local<text:line-break/>D) Copy to Local repository<text:line-break/>Ans: C</text:p>
      <text:p text:style-name="P6">49. You can copy, paste, and move objects in the local object repository using the Object Repository window, and copy, paste, and move objects both within a shared object repository and between shared object repositories using the Object Repository Manager. But you cannot copy objects from a shared object repository to the local object repository to modify them locally<text:line-break/>A) True<text:line-break/>B) False<text:line-break/>Ans: B</text:p>
      <text:p text:style-name="P6">50. You can modify an object stored in a shared object repository.<text:line-break/>A) using the Object Repository Manager<text:line-break/>B) using the Object Repository window<text:line-break/>C) you can copy it to the local object repository and then modify its properties<text:line-break/>D) you cannot modify properties of objects stored in Shared object repository<text:line-break/>Ans: AC</text:p>
      <text:p text:style-name="P6">51. At the time of copying, pasting and moving objects, you cannot move an object to any of its descendants.<text:line-break/>A) True<text:line-break/>B) False<text:line-break/>Ans: A</text:p>
      <text:p text:style-name="P6">52. When you remove a step from your test, its corresponding object is also removed from the object repository<text:line-break/>A) True<text:line-break/><text:soft-page-break/>B) False<text:line-break/>Ans: B</text:p>
      <text:p text:style-name="P6">53. You can use the Find and Replace dialog box to replace property or object names.<text:line-break/>A) True<text:line-break/>B) False<text:line-break/>Ans: B</text:p>
      <text:p text:style-name="P6">54. In the Associated Repositories tab of the Action Properties dialog box, the ……object repository is always listed first and cannot be moved down the priority list or deleted.<text:line-break/>A) local<text:line-break/>B) shared<text:line-break/>C) Both<text:line-break/>D) None<text:line-break/>Ans: A</text:p>
      <text:p text:style-name="P6">55. In the Associated Repositories tab of the Action Properties dialog box, although we can order the object repositories according to our choice except the fact that Shared Repository remains the first one and cannot be removed.<text:line-break/>A) True<text:line-break/>B) False<text:line-break/>Ans: B</text:p>
      <text:p text:style-name="P6">56. If your object repositories are stored in the file system and you want other users or Mercury products to be able to run this action on other computers, you should set the file path as a<text:line-break/>A) Absolute path<text:line-break/>B) relative path<text:line-break/>C) both<text:line-break/>D) None of above<text:line-break/>Ans: B</text:p>
      <text:p text:style-name="P6">57. A test comprises calls to actions. When you create a new test, it contains a call to a …… action.<text:line-break/>A) One<text:line-break/>B) Two<text:line-break/>C) Three<text:line-break/>D) Multiple<text:line-break/>Ans: A</text:p>
      <text:p text:style-name="P6">58. The Object Repository window is …… during record and run sessions<text:line-break/>A) read-only<text:line-break/>B) read-write only<text:line-break/>C) read-write and enable<text:line-break/>D) None of above<text:line-break/>Ans: A</text:p>
      <text:p text:style-name="P6">59. When you open a test, you can choose to view ……<text:line-break/>A) the test flow (calls to actions)<text:line-break/>B) you can view and edit the individual actions stored with your test.<text:line-break/>C) Both A &amp; B<text:line-break/>D) None<text:line-break/>Ans: C</text:p>
      <text:p text:style-name="P6"><text:soft-page-break/>60. There are three kinds of actions:<text:line-break/>A) non-reuse action, reuse action, external action<text:line-break/>B) Call to internal action, Call to reusable action, external action<text:line-break/>C) non-reusable action, reusable action, external action<text:line-break/>D) Call to non-reusable action, reusable action, external action<text:line-break/>Ans: C</text:p>
      <text:p text:style-name="P6">61. By default, new actions are<text:line-break/>A) Short<text:line-break/>B) External<text:line-break/>C) reusable<text:line-break/>D) non-reusable<text:line-break/>Ans: D</text:p>
      <text:p text:style-name="P6">62. You can display or hide the Action toolbar in the Keyword View by choosing ……..<text:line-break/>A) View &gt; Toolbars &gt; Action<text:line-break/>B) View &gt; Toolbars &gt; Actions<text:line-break/>C) View &gt; Toolbar &gt; Action<text:line-break/>D) Views &gt; Toolbars &gt; Action<text:line-break/>Ans: A</text:p>
      <text:p text:style-name="P6">63. The …… enables you to view either the entire test flow (the calls to the actions in the test) or you can view the steps for a selected reusable or external action.<text:line-break/>A) Action Flow<text:line-break/>B) Action file<text:line-break/>C) Action List<text:line-break/>D) Action Repository<text:line-break/>Ans: C</text:p>
      <text:p text:style-name="P6">64. In the ……., the Action List is always visible and the Expert View always displays the script for the selected action.<text:line-break/>A) Keyword View<text:line-break/>B) Expert View<text:line-break/>C) Action Flow<text:line-break/>D) Action View<text:line-break/>Ans: B</text:p>
      <text:p text:style-name="P6">65. For every action called in your test, QuickTest creates a corresponding …….. in the Data Table so that you can enter Data Table parameters that are specific to that action only.<text:line-break/>A) action sheet<text:line-break/>B) Excel sheet<text:line-break/>C) Both A &amp; B<text:line-break/>D) None<text:line-break/>Ans: A</text:p>
      <text:p text:style-name="P6">66. If the action is called more than once within the test flow or if the action is called by a reusable action, the Reusable action option is ……<text:line-break/>A) read-only<text:line-break/>B) write-only<text:line-break/>C) both read and write<text:line-break/><text:soft-page-break/>D) read-write-executable.<text:line-break/>Ans: A</text:p>
      <text:p text:style-name="P6">67. You cannot expand …… actions from the test flow view.<text:line-break/>A) reusable<text:line-break/>B) non-reusable<text:line-break/>C) both A &amp; B<text:line-break/>D) None<text:line-break/>Ans: A</text:p>
      <text:p text:style-name="P6">68. You can associate ……. object repositories with an action, and the same object repository can be associated with different actions as needed<text:line-break/>A) Nine<text:line-break/>B) Twenty one<text:line-break/>C) as many as you need<text:line-break/>D) Twelve<text:line-break/>Ans: C</text:p>
      <text:p text:style-name="P6">69. Sometimes you may want to call an action from within an action. This is called …….<text:line-break/>A) Reusability<text:line-break/>B) Nesting<text:line-break/>C) Sharing<text:line-break/>D) None<text:line-break/>Ans: B</text:p>
      <text:p text:style-name="P6">70. If a reusable action is called more than once in a test and you split the action into two independent actions, each call to the action within the test will be followed by a call to the new (reusable) action. If a reusable action is called from another test, however, …… it may cause the calling test to fail.<text:line-break/>A) Nesting<text:line-break/>B) Splitting<text:line-break/>C) Reusing<text:line-break/>D) Both A &amp; C<text:line-break/>Ans: B</text:p>
      <text:p text:style-name="P6">71. You can associate shared object repositories with …… actions simultaneously, using the Associate Repositories dialog box<text:line-break/>A) seven<text:line-break/>B) Two<text:line-break/>C) Three<text:line-break/>D) Multiple<text:line-break/>Ans: D</text:p>
      <text:p text:style-name="P6">72. You must use the …… Action option in QuickTest if you want to save an action under another name.<text:line-break/>A) Resave<text:line-break/>B) Rename<text:line-break/>C) Reuse<text:line-break/>D) Split<text:line-break/>Ans: B</text:p>
      <text:p text:style-name="P6"><text:soft-page-break/>73. When you remove an external action, you remove all calls and the action from the action list. The original action is also affected.<text:line-break/>A) True<text:line-break/>B) False<text:line-break/>Ans: B</text:p>
      <text:p text:style-name="P6">74. If you want to include one or more statements in every new action in your test, you can create an ….<text:line-break/>A) reusable action<text:line-break/>B) split action<text:line-break/>C) Function<text:line-break/>D) action template<text:line-break/>Ans: D</text:p>
      <text:p text:style-name="P6">75. With QuickTest Professional 9.0, a maximum of ………. Actions can be placed into a script<text:line-break/>A) 110<text:line-break/>B) 256<text:line-break/>C) 120<text:line-break/>D) 512<text:line-break/>Ans: C</text:p>
      <text:p text:style-name="P2">76. Only the file name …… is recognized as an action template<text:line-break/>A) ActionTemplate.mst<text:line-break/>B) Action_Template.mst<text:line-break/>C) Action-Template.mst<text:line-break/>D) ActionTemplates.mst<text:line-break/>Ans: A</text:p>
      <text:p text:style-name="P6">77. You can also press …… to open the Rename Action dialog box<text:line-break/>A) Shift + F2<text:line-break/>B) Shift + F3<text:line-break/>C) Shift + F4<text:line-break/>D) Shift + F5<text:line-break/>Ans: A</text:p>
      <text:p text:style-name="P6">78. You can import and export object repositories from and to …. files.<text:line-break/>A) XML<text:line-break/>B) MTS<text:line-break/>C) TSR<text:line-break/>D) XLS<text:line-break/>Ans: A</text:p>
      <text:p text:style-name="P6">79. The Object Repository automation object model enables you to manipulate QuickTest ……. object repositories and their contents from outside of QuickTest.<text:line-break/>A) Shared<text:line-break/>B) Local<text:line-break/>C) Both<text:line-break/>D) None<text:line-break/>Ans: A</text:p>
      <text:p text:style-name="P6">80. Before using the Object Repository automation object model to manipulate shared object repository stored in Quality Center, you must download the shared object repository and save it to <text:soft-page-break/>the file system.<text:line-break/>A) True<text:line-break/>B) False<text:line-break/>Ans: A</text:p>
      <text:p text:style-name="P6">81. In general, the ……. object repository is easiest to use when you are creating simple record and run tests.<text:line-break/>A) Shared<text:line-break/>B) Local<text:line-break/>C) Both<text:line-break/>D) None<text:line-break/>Ans: B</text:p>
      <text:p text:style-name="P6">82. SetTOProperty changes the property values used to identify an object during the test run. It also effects the values saved in the Object Repository for the object.<text:line-break/>A) True<text:line-break/>B) False<text:line-break/>Ans: B</text:p>
      <text:p text:style-name="P6">83. After creating or editing an object repository XML file, it is recommended to use the QuickTest ……….functionality to verify that your file conforms to the QuickTest object repository schema.<text:line-break/>A) Schema Verification<text:line-break/>B) Schema Validation<text:line-break/>C) XML Validation<text:line-break/>D) XML Verification<text:line-break/>Ans: B</text:p>
      <text:p text:style-name="P6">84. To display the Comment in the Object Repository dialog box, you must use the attribute name ………<text:line-break/>A) miccommentproperty<text:line-break/>B) commentproperty<text:line-break/>C) mic_comment_property<text:line-break/>D) None of above<text:line-break/>Ans: A</text:p>
      <text:p text:style-name="P6">85. You can use the Object Repository Merge Tool to merge objects from ……<text:line-break/>A) two shared object repositories into a single shared object repository.<text:line-break/>B) the local object repository of one or more actions or components into a shared object repository.<text:line-break/>C) Both A &amp; B<text:line-break/>D) None<text:line-break/>Ans: C</text:p>
      <text:p text:style-name="P6">86. ObjectRepositoryUtil Object Enables you to manipulate …..object repository files from outside of QuickTest Professional.<text:line-break/>A) Shared<text:line-break/>B) Local<text:line-break/>C) Both<text:line-break/>D) None<text:line-break/>Ans: C</text:p>
      <text:p text:style-name="P6"><text:soft-page-break/>87. GetTOProperty method returns the value of a specified property for a test object from the Object Repository.<text:line-break/>A) True<text:line-break/>B) False<text:line-break/>Ans: A</text:p>
      <text:p text:style-name="P6">88. You can use the objects and methods of the QuickTest ……………….. to write scripts that automatically manipulate object repositories, instead of performing these operations manually using the Object Repository Manager.<text:line-break/>A) Automation object model<text:line-break/>B) Object Repository automation object model<text:line-break/>C) Object Repository model<text:line-break/>D) Object Repository Script Object model<text:line-break/>Ans: B</text:p>
      <text:p text:style-name="P6">89. The new Object Repository Comparison Tool is accessible from the Object Repository Manager. You can use this tool to identify the differences between objects in ……..<text:line-break/>A) two specified shared object repository files.<text:line-break/>B) a Shared and a Local object repository files.<text:line-break/>C) either Shared or Local object repository files.<text:line-break/>D) two specified Local object repository files.<text:line-break/>Ans: A</text:p>
      <text:p text:style-name="P6">90. You must convert object repository files from QuickTest Professional 8.2.1 or earlier to the current format before you can use them in QuickTest Professional 9.0 or later. Which method lets you do so.<text:line-break/>A) Conversion method<text:line-break/>B) Converge method<text:line-break/>C) Convert method<text:line-break/>D) None<text:line-break/>Ans: C</text:p>
      <text:p text:style-name="P6">91. In QTP 9 or above, Test objects can be stored in two types of object repositories……..<text:line-break/>A) a shared object repository and a Per-Action object repository.<text:line-break/>B) a shared object repository and a local object repository.<text:line-break/>C) a shared object repository and a Action object repository.<text:line-break/>D) Both A &amp; C<text:line-break/>Ans: B</text:p>
      <text:p text:style-name="P6">92. The Object Repository Manager enables you to open …… shared object repositories and modify them as needed<text:line-break/>A) multiple<text:line-break/>B) three<text:line-break/>C) two<text:line-break/>D) Seven<text:line-break/>Ans: A</text:p>
      <text:p text:style-name="P6">93. You open the Object Repository window for a specific component by choosing ……….<text:line-break/>A) Resources &gt; Object Repository<text:line-break/>B) Tools &gt; Object Repository<text:line-break/>C) File &gt; Object Repository<text:line-break/><text:soft-page-break/>D) Help &gt; Object Repository<text:line-break/>Ans: A</text:p>
      <text:p text:style-name="P6">94. …….. Method Loads the specified object repository.<text:line-break/>A) Overload<text:line-break/>B) Load<text:line-break/>C) Both A &amp; B<text:line-break/>D) None<text:line-break/>Ans: B</text:p>
      <text:p text:style-name="P6">95. An object repository that is currently open by another user is locked, is it possible to merge a locked object repository.<text:line-break/>A) Yes<text:line-break/>B) No<text:line-break/>Ans: A</text:p>
      <text:p text:style-name="P6">96. All changes you make to an object repository are automatically updated in all components open on the same computer that use the object repository as soon as you make the changeâ€”even if you have not yet saved the object repository with your changes.<text:line-break/>A) True<text:line-break/>B) False<text:line-break/>Ans: A</text:p>
      <text:p text:style-name="P6">97. If you want to modify an object stored in a shared object repository, you can modify it…….<text:line-break/>A) using the Object Repository Manager<text:line-break/>B) you can modify it locally using the Object Repository window.<text:line-break/>C) Both A &amp; B<text:line-break/>D) None of above<text:line-break/>Ans: C</text:p>
      <text:p text:style-name="P6">98. You can manage the shared object repository associations of a selected test using the …………<text:line-break/>A) Associate Repositories dialog box<text:line-break/>B) Object Repositories dialog box<text:line-break/>C) Associate Repositories Manager dialog box<text:line-break/>D) Object Repositories Manager dialog box<text:line-break/>Ans: A</text:p>
      <text:p text:style-name="P6">99. ……………. Returns an ObjectRepositories collection representing all object repository files associated with the action.<text:line-break/>A) Object Property<text:line-break/>B) Automation Object Model<text:line-break/>C) ObjectRepositories Property<text:line-break/>D) OR Property<text:line-break/>Ans: C</text:p>
      <text:p text:style-name="P6">100. If you do not want QuickTest to perform a step or checkpoint until an object in your application achieves a certain status, you should insert a ………. point to instruct QuickTest to pause the test until the object property achieves the value you specify<text:line-break/>A) Synchronization<text:line-break/>B) Check<text:line-break/>C) Smart Identification<text:line-break/><text:soft-page-break/>D) none of above<text:line-break/>Ans: A</text:p>
      <text:h text:style-name="P8" text:outline-level="1">QTP Certification Dump – Sample Questions 101-150</text:h>
      <text:section text:style-name="Sect1" text:name="content-content">
        <text:p text:style-name="P4"/>
        <text:section text:style-name="Sect1" text:name="node-40">
          <text:p text:style-name="P5">101. Where do we Specify the Maximum Time to Wait for a Web Page to Load<text:line-break/>A) File-&gt;Settings, Web Tab.<text:line-break/>B) Tools-&gt;Options, Web Tab.<text:line-break/>C) Resources-&gt;Settings, Web Tab<text:line-break/>D) None of above<text:line-break/>Ans: A</text:p>
          <text:p text:style-name="P2">102. …… Method Waits for the browser to complete the current navigation.<text:line-break/>A) Exist<text:line-break/>B) Wait<text:line-break/>C) WaitProperty<text:line-break/>D) Sync<text:line-break/>Ans: D</text:p>
          <text:p text:style-name="P2">103. You can insert …….. statements that instruct QuickTest to wait until an object exists<text:line-break/>A) Exist<text:line-break/>B) Wait<text:line-break/>C) Both A &amp; B<text:line-break/>D) None<text:line-break/>Ans: C</text:p>
          <text:p text:style-name="P2">104. Sub Sync_Example()<text:line-break/>Browser(“Mercury Tours”).Page(“Mercury Tours”).Sync<text:line-break/>End Sub<text:line-break/>The above example uses the Sync method to wait for the Mercury Tours page to synchronize before performing the next</text:p>
          <text:p text:style-name="P2">operation.</text:p>
          <text:p text:style-name="P2">A) True<text:line-break/>B) False<text:line-break/>Ans: A</text:p>
          <text:p text:style-name="P2">105. …..Property- The period of time QuickTest waits before checking the emulator status (in milliseconds).<text:line-break/>A) SyncTime<text:line-break/>B) Sync.Time<text:line-break/>C) TimeSync<text:line-break/>D) Time.Sync<text:line-break/>Ans: A</text:p>
          <text:p text:style-name="P2">106. ……. Property- Indicates whether QuickTest beeps after performing each Sync function during a run session.<text:line-break/>A) BeepAfterSync<text:line-break/>B) BeepOnSync<text:line-break/>C) BeepSync<text:line-break/><text:soft-page-break/>D) Beep.Sync<text:line-break/>Ans: B</text:p>
          <text:p text:style-name="P2">107. …… Statement – Initiates a pause during a run session.<text:line-break/>A) WaitProperty<text:line-break/>B) Wait<text:line-break/>C) Sync<text:line-break/>D) Exit<text:line-break/>Ans: B</text:p>
          <text:p text:style-name="P2">108. Unlike the Exist method, the ……. method enables you to synchronize the test run based on a specific object</text:p>
          <text:p text:style-name="P2">property.<text:line-break/>A) WaitProperty<text:line-break/>B) Wait<text:line-break/>C) Sync<text:line-break/>D) Exit<text:line-break/>Ans: A</text:p>
          <text:p text:style-name="P2">109. ……….. Property – is the maximum time (in milliseconds) that QuickTest waits for a Web page to load before</text:p>
          <text:p text:style-name="P2">running a step.<text:line-break/>A) BrowserTimeout<text:line-break/>B) Browser_Navigation_Timeout<text:line-break/>C) BrowserNavigationTimeout<text:line-break/>D) Browser_Timeout<text:line-break/>Ans: C</text:p>
          <text:p text:style-name="P2">110. The …….. checks a variety of objects such as buttons, radio buttons, combo boxes, lists, and so forth.<text:line-break/>A) Image checkpoint<text:line-break/>B) standard checkpoint<text:line-break/>C) Bitmap checkpoint<text:line-break/>D) Accessibility checkpoint<text:line-break/>Ans: B</text:p>
          <text:p text:style-name="P2">111. You create an image checkpoint by inserting a …….. on an image object.<text:line-break/>A) Image checkpoint<text:line-break/>B) standard checkpoint<text:line-break/>C) Bitmap checkpoint<text:line-break/>D) Accessibility checkpoint<text:line-break/>Ans: B</text:p>
          <text:p text:style-name="P2">112. ……… are also supported for some list view objects, such as WinListView and VbListView, as well as other list</text:p>
          <text:p text:style-name="P2">view objects in external add-in environments.</text:p>
          <text:p text:style-name="P2">A) Table checkpoints<text:line-break/>B) standard checkpoints<text:line-break/>C) Accessibility checkpoints<text:line-break/>D) XML checkpoints<text:line-break/>Ans: A</text:p>
          <text:p text:style-name="P2">113. …….identifies areas of your Web site that may not conform to the World Wide Web Consortium (W3C) Web Content</text:p>
          <text:p text:style-name="P2"><text:soft-page-break/>Accessibility Guidelines.</text:p>
          <text:p text:style-name="P2">A) Accessibility Checkpoint<text:line-break/>B) standard checkpoints<text:line-break/>C) Database checkpoints<text:line-break/>D) Accessible Checkpoint<text:line-break/>Ans: A</text:p>
          <text:p text:style-name="P2">114. …….. Specifies the time interval (in seconds) during which QuickTest attempts to perform the checkpoint</text:p>
          <text:p text:style-name="P2">successfully.<text:line-break/>A) Check timeout<text:line-break/>B) Checkpoint interval timeout<text:line-break/>C) Checkpoint timeout<text:line-break/>D) Quicktest timeout<text:line-break/>Ans: C</text:p>
          <text:p text:style-name="P2">115. ……….. Specifies when to perform the checkpoint in the test.<text:line-break/>A) Insert statement.<text:line-break/>B) Check statement.<text:line-break/>C) timeout statement.<text:line-break/>D) checkpoint statement.<text:line-break/>Ans: A</text:p>
          <text:p text:style-name="P2">116. You can view the results of the checkpoint in the ……..<text:line-break/>A) Test Results window<text:line-break/>B) Checkpoint window<text:line-break/>C) Information Pane<text:line-break/>D) Checklist window<text:line-break/>Ans: A</text:p>
          <text:p text:style-name="P2">117. By default, the bottom right part of the Test Results window displays information on the selected checkpoint only if</text:p>
          <text:p text:style-name="P2">it has the status Failed.<text:line-break/>A) True<text:line-break/>B) False<text:line-break/>Ans: A</text:p>
          <text:p text:style-name="P2">118. If you want to retrieve the return value of a checkpoint (a boolean value that indicates whether the checkpoint</text:p>
          <text:p text:style-name="P2">passed or failed), you must add ……… the checkpoint argument in the statement in the Expert View.<text:line-break/>A) parentheses around<text:line-break/>B) Properties with<text:line-break/>C) Arguments with<text:line-break/>D) Values alongwith<text:line-break/>Ans: A</text:p>
          <text:p text:style-name="P2">119. You can also use the ……… to check specific property values.<text:line-break/>A) CheckProperty method<text:line-break/>B) CheckItemProperty method<text:line-break/>C) ItemProperty method<text:line-break/>D) Property method<text:line-break/>Ans: A</text:p>
          <text:p text:style-name="P2"><text:soft-page-break/>120. You cannot modify the settings of existing checkpoints.<text:line-break/>A) True<text:line-break/>B) False<text:line-break/>Ans: B</text:p>
          <text:p text:style-name="P2">121. You can edit information in the Data Table by typing directly into the table cells.<text:line-break/>A) True<text:line-break/>B) False<text:line-break/>Ans: A</text:p>
          <text:p text:style-name="P2">122. You can use a formula in a checkpoint to confirm that an object created on-the-fly (dynamically generated) or another</text:p>
          <text:p text:style-name="P2">variable object in your Web page or application contains the value it should for a given context.<text:line-break/>A) True<text:line-break/>B) False<text:line-break/>Ans: A</text:p>
          <text:p text:style-name="P2">123. Each row in the table represents the set of values that QuickTest submits for the ……… arguments during a single</text:p>
          <text:p text:style-name="P2">iteration of the test or action.<text:line-break/>A) parameterized<text:line-break/>B) Non-parameterized<text:line-break/>C) distributed<text:line-break/>D) None of above<text:line-break/>Ans: A</text:p>
          <text:p text:style-name="P2">124. For every action called in your test, QuickTest creates a corresponding …….. in the Data Table so that you can</text:p>
          <text:p text:style-name="P2">enter Data Table parameters that are specific to that action only.<text:line-break/>A) action sheet<text:line-break/>B) Excel sheet<text:line-break/>C) Both A &amp; B<text:line-break/>D) None<text:line-break/>Ans: C</text:p>
          <text:p text:style-name="P2">125. There are three kinds of actions:<text:line-break/>A) non-reuse action, reuse action, external action<text:line-break/>B) Call to internal action, Call to reusable action, external action<text:line-break/>C) non-reusable action, reusable action, external action<text:line-break/>D) Call to non-reusable action, reusable action, external action<text:line-break/>Ans: C</text:p>
          <text:p text:style-name="P2">126. When you create a test, it includes ….. action.<text:line-break/>A) Single<text:line-break/>B) unlimited<text:line-break/>C) Three<text:line-break/>D) Multiple<text:line-break/>Ans: B</text:p>
          <text:p text:style-name="P2">127. By default, new actions are<text:line-break/>A) Short<text:line-break/>B) External<text:line-break/>C) reusable<text:line-break/><text:soft-page-break/>D) non-reusable<text:line-break/>Ans: B</text:p>
          <text:p text:style-name="P2">128. The …… enables you to view either the entire test flow (the calls to the actions in the test) or you can view the</text:p>
          <text:p text:style-name="P2">steps for a selected reusable or external action.<text:line-break/>A) Action Flow<text:line-break/>B) Action file<text:line-break/>C) Action List<text:line-break/>D) Action Repository<text:line-break/>Ans: D</text:p>
          <text:p text:style-name="P2">129. In the ……., the Action List is always visible and the Expert View always displays the script for the selected</text:p>
          <text:p text:style-name="P2">action.<text:line-break/>A) Keyword View<text:line-break/>B) Expert View<text:line-break/>C) Action Flow<text:line-break/>D) Action View<text:line-break/>Ans: A</text:p>
          <text:p text:style-name="P2">130. ……. Method – Imports a sheet of a specified file to a specified sheet in the run-time Data Table.<text:line-break/>A) SheetImport<text:line-break/>B) ImportSheet<text:line-break/>C) ImportDataTable<text:line-break/>D) ImportTable<text:line-break/>Ans: B</text:p>
          <text:p text:style-name="P2">131. You can display or hide the Action toolbar in the Keyword View by choosing View &gt; Toolbars &gt; Action.<text:line-break/>A) View &gt; Toolbars &gt; Action<text:line-break/>B) View &gt; Toolbars &gt; Actions<text:line-break/>C) View &gt; Toolbar &gt; Action<text:line-break/>D) Views &gt; Toolbars &gt; Action<text:line-break/>Ans: A</text:p>
          <text:p text:style-name="P2">132. The column headings in the sheet you import must match the Data Table parameter names in the action for which the</text:p>
          <text:p text:style-name="P2">sheet is being imported. Otherwise, your test or component may fail.<text:line-break/>A) True<text:line-break/>B) False<text:line-break/>Ans: A</text:p>
          <text:p text:style-name="P2">133. The sheet you import automatically takes the name of the sheet it replaces.<text:line-break/>A) True<text:line-break/>B) False<text:line-break/>Ans: A</text:p>
          <text:p text:style-name="P2">134. The use of complex and/or nested formulas in the Data Table is supported.<text:line-break/>A) True<text:line-break/>B) False<text:line-break/>Ans: B</text:p>
          <text:p text:style-name="P2">135. During the run session, QuickTest creates a ……. Data Table—a live version of the Data Table associated with your</text:p>
          <text:p text:style-name="P2"><text:soft-page-break/>test.<text:line-break/>A) True<text:line-break/>B) False<text:line-break/>Ans: A</text:p>
          <text:p text:style-name="P2">136. The data your test uses is stored in the ……. Data Table, which is displayed in the Data Table pane at the bottom</text:p>
          <text:p text:style-name="P2">of the screen while you insert and edit steps.<text:line-break/>A) design-time<text:line-break/>B) Run-time<text:line-break/>C) Current<text:line-break/>D) None<text:line-break/>Ans: A</text:p>
          <text:p text:style-name="P2">137. If it is important for you to save the resulting data from the run-time Data Table, you can insert a</text:p>
          <text:p text:style-name="P3">………<text:span text:style-name="T1">.statement to the end of your test to export the run-time Data Table to a file.<text:line-break/>A) Export.Datatable<text:line-break/>B) DataTable_Export<text:line-break/>C) DataTable.Export<text:line-break/>D) Both A &amp; B<text:line-break/>Ans: C</text:span></text:p>
          <text:p text:style-name="P2">138. When you parameterize a step in a test using the Data Table, you must decide whether you want to make it a global</text:p>
          <text:p text:style-name="P2">Data Table parameter or an action Data Table parameter.<text:line-break/>A) True<text:line-break/>B) False<text:line-break/>Ans: A</text:p>
          <text:p text:style-name="P2">139. After running a parameterized test, you can view the actual values taken from the Data Table in the Test Results</text:p>
          <text:p text:style-name="P2">Run-Time Data Table.<text:line-break/>A) True<text:line-break/>B) False<text:line-break/>Ans: A</text:p>
          <text:p text:style-name="P2">140. …… Property – Returns the design-time Data Table, which enables you to modify the data that is used for the Data</text:p>
          <text:p text:style-name="P2">Table parameters in your test or business component.<text:line-break/>A) DataTable<text:line-break/>B) DesignTable<text:line-break/>C) Design_Table<text:line-break/>D) None<text:line-break/>Ans: A</text:p>
          <text:p text:style-name="P2">141. The Data Table assists you in parameterizing your test.<text:line-break/>A) True<text:line-break/>B) False<text:line-break/>Ans: A</text:p>
          <text:p text:style-name="P2">142. You can parameterize values ….. in your test.<text:line-break/>A) in Steps<text:line-break/>B) in Checkpoints<text:line-break/><text:soft-page-break/>C) of Action Parameters<text:line-break/>D) Both A &amp; B<text:line-break/>E) All of above<text:line-break/>Ans: E</text:p>
          <text:p text:style-name="P2">143. There are four types of parameters: Test/Action, Random number, Environment Variable, Regular Expression.<text:line-break/>A) True<text:line-break/>B) False<text:line-break/>Ans: B</text:p>
          <text:p text:style-name="P2">144. You can parameterize values in steps and checkpoints while …… your test.<text:line-break/>A) recording<text:line-break/>B) editing<text:line-break/>C) Both A &amp; B<text:line-break/>Ans: C</text:p>
          <text:p text:style-name="P2">145. While using Test and Action Input Parameters,you can enter the parameter name in the Expert View using the Parameter</text:p>
          <text:p text:style-name="P2">utility object, in the format: ………… for the current action.<text:line-break/>A) Parameter(“ParameterName”)<text:line-break/>B) ParameterName(“Parameter”)<text:line-break/>C) Parameter(“Parameter-Name”)<text:line-break/>D) Parameter(“Parameter_Name”)<text:line-break/>Ans: A</text:p>
          <text:p text:style-name="P2">146. ….. parameters are available only for top-level actions.<text:line-break/>A) Action<text:line-break/>B) Environment Variable<text:line-break/>C) Test<text:line-break/>D) None<text:line-break/>Ans: C</text:p>
          <text:p text:style-name="P2">147. …… parameters are available for subsequent steps and for nested actions. They are defined in the action</text:p>
          <text:p text:style-name="P2">containing the steps or in the action that calls the nested action.<text:line-break/>A) Action<text:line-break/>B) Environment Variable<text:line-break/>C) Test<text:line-break/>D) Parent action<text:line-break/>Ans: D</text:p>
          <text:p text:style-name="P2">148. By outputting values to the global Data Table sheet from one action and using them as input parameters in another</text:p>
          <text:p text:style-name="P2">action, you can easily pass values from one action to another.<text:line-break/>A) True<text:line-break/>B) False<text:line-break/>Ans: A</text:p>
          <text:p text:style-name="P2">149. When specifying the name for data table parameter, the first character of the parameter name must be a ……<text:line-break/>A) letter<text:line-break/>B) underscore<text:line-break/>C) number<text:line-break/><text:soft-page-break/>D) both A &amp; b<text:line-break/>Ans: D</text:p>
          <text:p text:style-name="P2">150. …… parameters are especially useful for localization testing, when you want to test an application where the user</text:p>
          <text:p text:style-name="P2">interface strings change, depending on the selected language.<text:line-break/>A) Action<text:line-break/>B) Environment<text:line-break/>C) Test<text:line-break/>D) Parent action<text:line-break/>Ans: B</text:p>
          <text:p text:style-name="P2">151. You can also store environment variable files in Quality Center.<text:line-break/>A) True<text:line-break/>B) False<text:line-break/>Ans: A</text:p>
          <text:p text:style-name="P2">151. ……. built-in environment variable that tells version of the OS on which you are working.<text:line-break/>A) OS<text:line-break/>B) OS_Ver<text:line-break/>C) OSVER<text:line-break/>D) OSVersion<text:line-break/>Ans: D</text:p>
          <text:p text:style-name="P2">153. Random number parameters are appropriate for non-numeric<text:line-break/>values, such as text or hypertext links.<text:line-break/>A) True<text:line-break/>B) False<text:line-break/>Ans: B</text:p>
          <text:p text:style-name="P2">154. Regular expressions enable QuickTest to identify objects and text strings with undependable values.<text:line-break/>A) True<text:line-break/>B) False<text:line-break/>Ans: A</text:p>
          <text:p text:style-name="P2">156. You can use regular expressions only for values of type string and number.<text:line-break/>A) True<text:line-break/>B) False<text:line-break/>Ans: B</text:p>
          <text:p text:style-name="P2">157. If you expect the value of a property to change in an unpredictable way during each run session, you can use regular</text:p>
          <text:p text:style-name="P2">expressions<text:line-break/>A) True<text:line-break/>B) False<text:line-break/>Ans: B</text:p>
          <text:p text:style-name="P2">158. All …….. are automatically treated as regular expressions.<text:line-break/>A) programmatic description<text:line-break/>B) Window<text:line-break/>C) WinObject<text:line-break/>D) Collection<text:line-break/>Ans: A</text:p>
          <text:p text:style-name="P2"><text:soft-page-break/>159. If a backslash character is used before a character that has no special meaning, the backslash is ignored.<text:line-break/>A) True<text:line-break/>B) False<text:line-break/>Ans: A</text:p>
          <text:p text:style-name="P2">160. You can use regular expressions in the Find what and Replace with strings to enhance your search.<text:line-break/>A) True<text:line-break/>B) False<text:line-break/>Ans: A</text:p>
          <text:p text:style-name="P2">161. Regular Expressions can also be used with XML checkpoints.<text:line-break/>A) True<text:line-break/>B) False<text:line-break/>Ans: A</text:p>
          <text:p text:style-name="P2">162. What is the Regular Expression Matching Zero or More Specific Characters<text:line-break/>A) x<text:line-break/>B) #<text:line-break/>C) *<text:line-break/>D) &amp;<text:line-break/>Ans: C</text:p>
          <text:p text:style-name="P2">163. Virtual objects enable you to record and run tests on objects that are normally recognized by QuickTest.<text:line-break/>A) True<text:line-break/>B) False<text:line-break/>Ans: B</text:p>
          <text:p text:style-name="P2">164. In the test results, the virtual object is displayed as though it is a standard class object.<text:line-break/>A) True<text:line-break/>B) False<text:line-break/>Ans: A</text:p>
          <text:p text:style-name="P2">165. QuickTest does not support virtual objects for ……. recording.<text:line-break/>A) analog<text:line-break/>B) low-level<text:line-break/>C) normal<text:line-break/>D) both A &amp; B<text:line-break/>E) both A &amp; C<text:line-break/>Ans: D</text:p>
          <text:p text:style-name="P2">166. You can use the Object Spy to view virtual object properties.<text:line-break/>A) True<text:line-break/>B) False<text:line-break/>Ans: B</text:p>
          <text:p text:style-name="P2">167. You cannot insert any type of checkpoint on a virtual object<text:line-break/>A) True<text:line-break/>B) False<text:line-break/>Ans: A</text:p>
          <text:p text:style-name="P2">168. The ………… contains all the virtual object collections defined on your computer.<text:line-break/>A) Virtual Objects Manager<text:line-break/>B) Virtual Manager<text:line-break/><text:soft-page-break/>C) Virtual Object Manager<text:line-break/>D) Virtual Object Wizard<text:line-break/>Ans: C</text:p>
          <text:p text:style-name="P2">169. Extention of virtual object collection files<text:line-break/>A) .vcf<text:line-break/>B) .vot<text:line-break/>C) .vct<text:line-break/>D) .vcd<text:line-break/>Ans: B</text:p>
          <text:p text:style-name="P2">170. You can remove virtual objects from your test by ……. these objects.<text:line-break/>A) disabling recognition of<text:line-break/>B) deleting<text:line-break/>C) deleting virtual object collection files of<text:line-break/>D) All of Above<text:line-break/>E) both A &amp; B<text:line-break/>Ans: E</text:p>
          <text:p text:style-name="P2">171. When you want QuickTest to recognize virtual objects during recording, ensure that the ……. check box in the</text:p>
          <text:p text:style-name="P2">General tab of the Options dialog box is cleared.<text:line-break/>A) Disable recognition of virtual object Files while recording<text:line-break/>B) Disable recognition of virtual object Collection while recording<text:line-break/>C) Disable recognition of virtual objects while recording<text:line-break/>D) Enable recognition of virtual objects while recording<text:line-break/>Ans: C</text:p>
          <text:p text:style-name="P2">172. QuickTest identifies a virtual object according to its ……<text:line-break/>A) Properties<text:line-break/>B) boundaries<text:line-break/>C) Object Spy<text:line-break/>D) Edges<text:line-break/>Ans: B</text:p>
          <text:p text:style-name="P2">173. Recovery scenarios activate specific recovery operations when ……… occur.<text:line-break/>A) Specific Errors<text:line-break/>B) Test Errors<text:line-break/>C) Trigger Events<text:line-break/>D) QTP Errors<text:line-break/>Ans: C</text:p>
          <text:p text:style-name="P2">174. You can also control and activate your recovery scenarios during the run session by inserting ………….. into</text:p>
          <text:p text:style-name="P2">your test.<text:line-break/>A) Trigger Events<text:line-break/>B) Recovery Events<text:line-break/>C) Recovery Statements<text:line-break/>D) Catch Statements<text:line-break/>Ans: C</text:p>
          <text:p text:style-name="P2">175. If you choose On error in the Activate recovery scenarios box in the Recovery tab of the Test Settings dialog box,</text:p>
          <text:p text:style-name="P2"><text:soft-page-break/>the recovery mechanism does not handle triggers that occur in the last step of a test.<text:line-break/>A) True<text:line-break/>B) False<text:line-break/>Ans: A</text:p>
          <text:p text:style-name="P2">176. By default, recovery scenario operations are activated only after a step returns an error.<text:line-break/>A) True<text:line-break/>B) False<text:line-break/>Ans: A</text:p>
          <text:p text:style-name="P2">177. A ……. is a convenient way to organize and store multiple recovery scenarios together.<text:line-break/>A) recovery file<text:line-break/>B) recovery folder<text:line-break/>C) Recovery Log<text:line-break/>D) Log File<text:line-break/>Ans: A</text:p>
          <text:p text:style-name="P2">178. The Recovery Scenario Manager dialog box enables you to create and edit recovery files, and does not let you create</text:p>
          <text:p text:style-name="P2">and manage the recovery scenarios stored in those files.<text:line-break/>A) True<text:line-break/>B) False<text:line-break/>Ans: B</text:p>
          <text:p text:style-name="P2">179. Each recovery scenario is represented by an icon that indicates its type.<text:line-break/>A) True<text:line-break/>B) False<text:line-break/>Ans: A</text:p>
          <text:p text:style-name="P2">180. The Recovery Operations screen in Recovery Scenario Wizard enables you to manage the collection of …….. in the</text:p>
          <text:p text:style-name="P2">recovery scenario.<text:line-break/>A) recovery operations<text:line-break/>B) recovery Files<text:line-break/>C) Trigger events<text:line-break/>D) All of Above<text:line-break/>Ans: A</text:p>
          <text:p text:style-name="P2">181. If you define a Restart Microsoft Windows recovery operation, it is always inserted as the last recovery operation,</text:p>
          <text:p text:style-name="P2">and you can change its position in the list.<text:line-break/>A) True<text:line-break/>B) False<text:line-break/>Ans: B</text:p>
          <text:p text:style-name="P2">182. If more than one scenario uses a function with the same name from different function libraries, the recovery process</text:p>
          <text:p text:style-name="P2">may fail.<text:line-break/>A) True<text:line-break/>B) False<text:line-break/>Ans: A</text:p>
          <text:p text:style-name="P2">183. To debug a function library, you must first associate it with a test and then debug it from that test.<text:line-break/>A) True<text:line-break/><text:soft-page-break/>B) False<text:line-break/>Ans: A</text:p>
          <text:p text:style-name="P2">184. To detect and isolate defects in a test or function library, you can control the run session using the …. command<text:line-break/>A) Pause<text:line-break/>B) Run<text:line-break/>C) F14<text:line-break/>D) Session<text:line-break/>Ans: A</text:p>
          <text:p text:style-name="P2">185. When the test or function library run stops at a breakpoint, you can use the …… to check and modify the values of</text:p>
          <text:p text:style-name="P2">VBScript objects and variables.<text:line-break/>A) Debug Window<text:line-break/>B) Debug Dialog<text:line-break/>C) Debug Viewer<text:line-break/>D) Debug page<text:line-break/>Ans: C</text:p>
          <text:p text:style-name="P2">186. While the test and function libraries are running in debug mode, they are read-only<text:line-break/>A) True<text:line-break/>B) False<text:line-break/>Ans: A</text:p>
          <text:p text:style-name="P2">187. You cannot debug a file that is called using an …… statement, or any of the functions contained in the file.<text:line-break/>A) ExecuteFiles<text:line-break/>B) Execute_File<text:line-break/>C) Execute-File<text:line-break/>D) ExecuteFile<text:line-break/>Ans: D</text:p>
          <text:p text:style-name="P2">188. The debug session can continue at the backend while you can perform file operations like opening a new test etc.<text:line-break/>A) True<text:line-break/>B) False<text:line-break/>Ans: B</text:p>
          <text:p text:style-name="P2">189. Any changes you apply to external resources saved in the file system, such as function libraries, are implemented</text:p>
          <text:p text:style-name="P2">only when the test is closed and reopened but any changes you apply to any external resource that is saved in your Quality</text:p>
          <text:p text:style-name="P2">Center project, such as a function library, will be implemented immediately.<text:line-break/>A) True<text:line-break/>B) False<text:line-break/>Ans: B</text:p>
          <text:p text:style-name="P2">190. You can use the ………. command to begin your debug session at a specific point in your test.<text:line-break/>A) Start from Step<text:line-break/>B) Run to Step<text:line-break/>C) Run from Step<text:line-break/>D) Start to Step<text:line-break/>Ans: A</text:p>
          <text:p text:style-name="P2"><text:soft-page-break/>191. You can specify the time (in milliseconds) QuickTest pauses between each step by modifying the ….. option in the</text:p>
          <text:p text:style-name="P2">Run tab of the Options dialog box (Tools &gt; Options).<text:line-break/>A) Delay step execution by<text:line-break/>B) Delay every step execution by<text:line-break/>C) Delay all steps execution by<text:line-break/>D) Delay each step execution by<text:line-break/>Ans: D</text:p>
          <text:p text:style-name="P2">192. To display the Debug toolbar, choose …………<text:line-break/>A) View &gt; Toolbar &gt; Debug<text:line-break/>B) View &gt; Toolbars &gt; Debugs<text:line-break/>C) Views &gt; Toolbar &gt; Debug<text:line-break/>D) View &gt; Toolbars &gt; Debug<text:line-break/>Ans: D</text:p>
          <text:p text:style-name="P2">193. You can install the QuickTest…… add-ins (Web, ActiveX, Visual Basic) when you install QuickTest Professional, or</text:p>
          <text:p text:style-name="P2">you can install the QuickTest built-in add-ins at a later time by running the installation again.<text:line-break/>A) internal<text:line-break/>B) external<text:line-break/>C) built-in<text:line-break/>D) All of above<text:line-break/>Ans: C</text:p>
          <text:p text:style-name="P2">194. Add-ins that are installed separately from the QuickTest Professional installation are referred to as …….</text:p>
          <text:p text:style-name="P2">add-ins.<text:line-break/>A) internal<text:line-break/>B) external<text:line-break/>C) built-in<text:line-break/>D) built-out<text:line-break/>Ans: B</text:p>
          <text:p text:style-name="P2">195. When QuickTest opens, you can choose which of the installed add-ins you want to load using the QuickTest Professional</text:p>
          <text:p text:style-name="P3">– …… <text:span text:style-name="T1">dialog box.<text:line-break/>A) Add-In Window<text:line-break/>B) Add-In<text:line-break/>C) Add-In Manager<text:line-break/>D) Add-In Management<text:line-break/>Ans: C</text:span></text:p>
          <text:p text:style-name="P2">196. Installing and Loading an Add-in is one and the same thing.<text:line-break/>A) True<text:line-break/>B) False<text:line-break/>Ans: B</text:p>
          <text:p text:style-name="P2">197. You can install Add-in Upgrade patches by running the relevant patch executable from the \…… folder.<text:line-break/>A) AddinsUpdate<text:line-break/>B) AddinsUpgrade<text:line-break/>C) Addins_upgrade<text:line-break/><text:soft-page-break/>D) Both A &amp; B<text:line-break/>Ans: B</text:p>
          <text:p text:style-name="P2">198 In Add-in Manager dialog box, Time-Limited column displays values only when using a QuickTest seat license â€” not a</text:p>
          <text:p text:style-name="P2">concurrent license.<text:line-break/>A) True<text:line-break/>B) False<text:line-break/>Ans: A</text:p>
          <text:p text:style-name="P2">199. You can view the list of add-ins that are currently installed or loaded by choosing ……………….<text:line-break/>A) File &gt; Settings<text:line-break/>B) Tools &gt; Options and click the General tab.<text:line-break/>C) Help &gt; About QuickTest Professional.<text:line-break/>D) both A &amp; B<text:line-break/>Ans: C</text:p>
          <text:p text:style-name="P2">200. To maximize performance and object identification reliability, load all the add-ins.<text:line-break/>A) True<text:line-break/>B) False<text:line-break/>Ans: B</text:p>
          <text:p text:style-name="P2">201. The add-in is displayed as Not Licensed in the License column of the Add-in Manager dialog box:<text:line-break/>A) If an add-in license has not yet been installed for a specific external add-in.<text:line-break/>B) if no concurrent license server within your subnet has a registered license for the specific add-in<text:line-break/>C) if all concurrent licenses are in use<text:line-break/>D) All of Above<text:line-break/>Ans: D</text:p>
          <text:p text:style-name="P2">202. You can use only one license type per session for QuickTest Professional and all loaded add-ins-either seat or</text:p>
          <text:p text:style-name="P2">concurrent.<text:line-break/>A) True<text:line-break/>B) False<text:line-break/>Ans: A</text:p>
          <text:p text:style-name="P2">203. Before you record or run a test on a Web or Windows application, you can use the …. dialog box to instruct</text:p>
          <text:p text:style-name="P2">QuickTest which applications to open when you begin to record or run your test.<text:line-break/>A) Record and Run<text:line-break/>B) Record and Run Settings<text:line-break/>C) Run and Record<text:line-break/>D) Run and Record Settings<text:line-break/>Ans: B</text:p>
          <text:p text:style-name="P2">204. If you define environment variables to specify the record and run details, those values override the values in the</text:p>
          <text:p text:style-name="P2">Record and Run dialog box.<text:line-break/>A) True<text:line-break/>B) False<text:line-break/>Ans: A</text:p>
          <text:p text:style-name="P2">205. You can record tests only on …………<text:line-break/>A) Microsoft Internet Explorer<text:line-break/><text:soft-page-break/>B) Netscape Browser<text:line-break/>C) Mozilla Firefox<text:line-break/>D) Opera<text:line-break/>Ans: A</text:p>
          <text:p text:style-name="P2">206. Record and Run Settings window contains two tabs<text:line-break/>A) Web &amp; Window<text:line-break/>B) Web &amp; Windows Applications<text:line-break/>C) Web &amp; Window Applications<text:line-break/>D) Web &amp; Windows Application<text:line-break/>Ans: B</text:p>
          <text:p text:style-name="P2">207. You can add up to … applications to the application list displayed in the Windows Applications tab<text:line-break/>A) 10<text:line-break/>B) 12<text:line-break/>C) 24<text:line-break/>D) 64<text:line-break/>Ans: A</text:p>
          <text:p text:style-name="P2">208. You can use special, predefined environment variables to specify the applications or browsers you want to use for</text:p>
          <text:p text:style-name="P2">your test while specifying the Record and Run Details<text:line-break/>A) True<text:line-break/>B) False<text:line-break/>Ans: A</text:p>
          <text:p text:style-name="P2">209. If you select the option to Record and Run on any application or browser (the upper radio button in each tab of the</text:p>
          <text:p text:style-name="P2">Record and Run Settings dialog box), QuickTest ….. any defined record and run environment variables.<text:line-break/>A) does not<text:line-break/>B) ignores<text:line-break/>C) may or may not ignore<text:line-break/>D) None of above<text:line-break/>Ans: B</text:p>
          <text:p text:style-name="P2">210. To use environment variables to specify the applications or browsers you want to use for your test run, you must use</text:p>
          <text:p text:style-name="P2">the appropriate variable names E.g. the variable name for the Web address to display in the browser is<text:line-break/>A) URL_VAR<text:line-break/>B) URL_EN<text:line-break/>C) URL_ENV<text:line-break/>D) URL_VA<text:line-break/>Ans: C</text:p>
          <text:p text:style-name="P2">211. The setting of the Active Screen capture level (Tools &gt; Options &gt; Active Screen tab) can significantly affect the</text:p>
          <text:p text:style-name="P3">…<text:span text:style-name="T1">.. for your test and the functionality of the Active Screen while editing your test.<text:line-break/>A) repeating time<text:line-break/>B) waiting time<text:line-break/>C) average time<text:line-break/></text:span><text:soft-page-break/><text:span text:style-name="T1">D) recording time<text:line-break/>Ans: D</text:span></text:p>
          <text:p text:style-name="P2">212. The Web tab (Record and Run Settings dialog box) is available only when Web support is installed and loaded.<text:line-break/>A) True<text:line-break/>B) False<text:line-break/>Ans: A</text:p>
          <text:p text:style-name="P2">213. The …… enables you to view either the entire test flow (the calls to the actions in the test) or you can view the</text:p>
          <text:p text:style-name="P2">steps for a selected reusable or external action.<text:line-break/>A) Action Menu<text:line-break/>B) Action List<text:line-break/>C) Action Toolbar<text:line-break/>D) Action View<text:line-break/>Ans: B</text:p>
          <text:p text:style-name="P2">214. You can view the ……. of the original action in the General tab of the Action Properties dialog box.<text:line-break/>A) Parameters<text:line-break/>B) Location<text:line-break/>C) Associated Repositories<text:line-break/>D) Type<text:line-break/>Ans: B</text:p>
          <text:p text:style-name="P2">215. You can create an additional call to any reusable or external action in your test by pressing …… while you drag</text:p>
          <text:p text:style-name="P2">and drop the action to another location at a parallel (sibling) level within your test.<text:line-break/>A) F3<text:line-break/>B) alt<text:line-break/>C) shift<text:line-break/>D) ctrl<text:line-break/>Ans: D</text:p>
          <text:p text:style-name="P2">216. You can use action parameters in any step in your action (including function calls).<text:line-break/>A) True<text:line-break/>B) False<text:line-break/>Ans: A</text:p>
          <text:p text:style-name="P2">217. Input values for an action parameter can be retrieved<text:line-break/>A) from the test (for a top-level action)<text:line-break/>B) from the parameters of the parent action that calls it (for a nested action)<text:line-break/>C) from the output of a previous action call (for a sibling action)<text:line-break/>D) All of above<text:line-break/>Ans: D</text:p>
          <text:p text:style-name="P2">218. The Action Call Properties dialog box enables you to set options that apply only to a …… action call.<text:line-break/>A) following<text:line-break/>B) preceeding<text:line-break/>C) specific<text:line-break/>D) internal<text:line-break/>Ans: C</text:p>
          <text:p text:style-name="P2"><text:soft-page-break/>219. Specifying input and output parameter values in action calls is …….<text:line-break/>A) required<text:line-break/>B) optional<text:line-break/>C) required only for internal action<text:line-break/>D) both A &amp; B<text:line-break/>Ans: B</text:p>
          <text:p text:style-name="P2">220. You can share a value that is generated in one action with other actions in your test by storing the value in the</text:p>
          <text:p text:style-name="P3">…<text:span text:style-name="T1">.. Data Table.<text:line-break/>A) Internal<text:line-break/>B) External<text:line-break/>C) Local<text:line-break/>D) Global<text:line-break/>Ans: D</text:span></text:p>
          <text:p text:style-name="P2">221. ExitAction:<text:line-break/>A) Exits the current action, regardless of its iteration attributes.<text:line-break/>B) Exits the current iteration of the action.<text:line-break/>C) Exits the test, regardless of its iteration attributes.<text:line-break/>D) Exits the current global iteration.<text:line-break/>Ans: A</text:p>
          <text:p text:style-name="P2">222. If the action called by the RunAction statement includes an ExitAction statement, the RunAction statement can return</text:p>
          <text:p text:style-name="P2">the value of the ExitAction’s RetVal argument.<text:line-break/>A) True<text:line-break/>B) False<text:line-break/>Ans: A</text:p>
          <text:p text:style-name="P2">223. If an object with the same name and description is located in both the local object repository and in a shared object</text:p>
          <text:p text:style-name="P2">repository that is associated with the same action, the action uses the …… object definition.<text:line-break/>A) shared<text:line-break/>B) local<text:line-break/>C) Can use any<text:line-break/>D) None of above.<text:line-break/>Ans: B</text:p>
          <text:p text:style-name="P2">224. You cannot use the same shared object repository with multiple actions.<text:line-break/>A) True<text:line-break/>B) False<text:line-break/>Ans: B</text:p>
          <text:p text:style-name="P2">225. If one or more of the property values of an object in your application differ from the property values QuickTest uses</text:p>
          <text:p text:style-name="P2">to identify the object, your test ….. fail.<text:line-break/>A) may<text:line-break/>B) must<text:line-break/>C) should<text:line-break/>D) will certainly<text:line-break/>Ans: A</text:p>
          <text:p text:style-name="P2"><text:soft-page-break/>226. You can open as many shared object repositories as you want.<text:line-break/>A) True<text:line-break/>B) False<text:line-break/>Ans: A</text:p>
          <text:p text:style-name="P2">227. You can also open an object repository from the ………. in the File menu.<text:line-break/>A) Recent Folders list<text:line-break/>B) Current Files list<text:line-break/>C) Recent Files list<text:line-break/>D) Both A &amp; c<text:line-break/>Ans: C</text:p>
          <text:p text:style-name="P2">228. If you opened the object repository in …… mode, you must enable editing for the object repository before you can</text:p>
          <text:p text:style-name="P2">modify it.<text:line-break/>A) read-write mode<text:line-break/>B) read-execute mode<text:line-break/>C) read-write-execute mode<text:line-break/>D) read-only mode<text:line-break/>Ans: D</text:p>
          <text:p text:style-name="P2">229. You can also modify a shared object repository by merging it with another shared object repository.<text:line-break/>A) True<text:line-break/>B) False<text:line-break/>Ans: A</text:p>
          <text:p text:style-name="P2">230. You can also add objects to a shared object repository using the ……. option.<text:line-break/>A) Navigate and Learn<text:line-break/>B) Navigate and earn<text:line-break/>C) Navigate<text:line-break/>D) Navigate and Click<text:line-break/>Ans: A</text:p>
          <text:p text:style-name="P2">231. While Finding Objects in an Object Repository, You can use the Find and Replace dialog box to replace property or</text:p>
          <text:p text:style-name="P2">object names.<text:line-break/>A) True<text:line-break/>B) False<text:line-break/>Ans: B</text:p>
          <text:p text:style-name="P2">232. In the Expert View, you can use the Object property to activate the method for a Web object.<text:line-break/>A) True<text:line-break/>B) False<text:line-break/>Ans: A</text:p>
          <text:p text:style-name="P2">233. The test object property set for each test object is created and maintained by ……. The run-time object property</text:p>
          <text:p text:style-name="P2">set for each run-time object is created and maintained by the object creator<text:line-break/>A) Microsoft<text:line-break/>B) Adobe<text:line-break/>C) HP<text:line-break/>D) QuickTest<text:line-break/>Ans: D</text:p>
          <text:p text:style-name="P2"><text:soft-page-break/>234. You can view or modify the test object property values that are stored with your component in the Object Properties</text:p>
          <text:p text:style-name="P2">or Object Repository dialog box.<text:line-break/>A) True<text:line-break/>B) False<text:line-break/>Ans: A</text:p>
          <text:p text:style-name="P2">235. It is possible that you can use the Object property to access the native properties of any run-time object.<text:line-break/>A) True<text:line-break/>B) False<text:line-break/>Ans: A</text:p>
          <text:p text:style-name="P2">236. You cannot retrieve the values of test object properties from a run-time object.<text:line-break/>A) True<text:line-break/>B) False<text:line-break/>Ans: B</text:p>
          <text:p text:style-name="P2">237. You can use the GetTOProperty, GetTOProperties, and SetTOProperty methods in your …….. to set and retrieve the</text:p>
          <text:p text:style-name="P2">test object property values of the test object.<text:line-break/>A) Test<text:line-break/>B) Function Library<text:line-break/>C) Applciation area<text:line-break/>D) Both A &amp; B<text:line-break/>Ans: D</text:p>
          <text:p text:style-name="P2">238. Because QuickTest refers to the temporary version of the test object during the run session, any changes you make</text:p>
          <text:p text:style-name="P2">using the SetTOProperty method apply only during the course of the run session, and do not affect the values stored in the</text:p>
          <text:p text:style-name="P2">test object repository.<text:line-break/>A) True<text:line-break/>B) False<text:line-break/>Ans: A</text:p>
          <text:p text:style-name="P2">239. You can use the Object Spy at any time to view ….. properties and values of the objects in the application you are</text:p>
          <text:p text:style-name="P2">testing.<text:line-break/>A) run-time<text:line-break/>B) test object<text:line-break/>C) Both A &amp; B<text:line-break/>D) None<text:line-break/>Ans: C</text:p>
          <text:p text:style-name="P2">240. You cannot add to the list of properties that QuickTest uses to identify an object.<text:line-break/>A) True<text:line-break/>B) False<text:line-break/>Ans: B</text:p>
          <text:p text:style-name="P2">241. The default properties for a Link object (hypertext link) are…<text:line-break/>A) Name<text:line-break/>B) text<text:line-break/>C) HTML tag<text:line-break/><text:soft-page-break/>D) Tag<text:line-break/>Ans: B, C</text:p>
          <text:p text:style-name="P2">242. QTP can detects an application crash and activate a defined recovery scenario to continue the run session.<text:line-break/>A. True<text:line-break/>B. false<text:line-break/>Ans: A</text:p>
          <text:p text:style-name="P2">243. Browser navigation timeout’ is in which tab of Test Settings (File-&gt;Settings) window.<text:line-break/>A) Properties<text:line-break/>B) Resources<text:line-break/>C) Web<text:line-break/>D) Web Settings<text:line-break/>Ans: C</text:p>
          <text:p text:style-name="P2">244. Identify the tabs in the Test Settings (File-&gt;Settings) window<text:line-break/>A) Properties, Run, Resources, Parameters, Environment, Web, Recovery<text:line-break/>B) Properties, Run, Resources, Parameters, Environment, WebSettings,Recovery<text:line-break/>C) Properties, Run Options, Resources, Parameters, Environment, Web,Recovery<text:line-break/>D) Properties, Run, Resources, Input Parameters, Environment, Web, Recovery<text:line-break/>Ans: A</text:p>
          <text:p text:style-name="P2">245. Generate Script’ is in which tab of Test Settings (File-&gt;Settings)window<text:line-break/>A) Properties<text:line-break/>B) Web<text:line-break/>C) Resources<text:line-break/>D) Recovery<text:line-break/>Ans: A</text:p>
          <text:p text:style-name="P2">246. The following are the four main columns in the Keyword view<text:line-break/>A) Item, Operation, Value, Comments<text:line-break/>B) Item, Operation, Value, Documentation<text:line-break/>C) Item, Operation, Property, Documentation<text:line-break/>D) Number, Operation, Value, Documentation<text:line-break/>Ans: B</text:p>
          <text:p text:style-name="P2">247. For each object and method in an Expert View statement, acorresponding row exists in the Keyword View.<text:line-break/>A) True<text:line-break/>B) False<text:line-break/>C) There is a problem with the statement.<text:line-break/>D) None of above<text:line-break/>Ans: A</text:p>
          <text:p text:style-name="P2">248. You can work on one or several function libraries at the same time.<text:line-break/>A) True<text:line-break/>B) False<text:line-break/>Ans: A</text:p>
          <text:p text:style-name="P2">249. You can insert additional steps on the test objects captured in the Active screen after the recording session.<text:line-break/>A) True<text:line-break/>B) False<text:line-break/>Ans: A</text:p>
          <text:p text:style-name="P2"><text:soft-page-break/>250. The Active Screen enables you to parameterize object values andinsert checkpoints<text:line-break/>A) True<text:line-break/>B) False<text:line-break/>Ans: 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Verdana" svg:font-family="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09T12:52:15.33</meta:creation-date>
    <dc:date>2017-06-09T13:03:53.07</dc:date>
    <meta:editing-duration>PT11M43S</meta:editing-duration>
    <meta:editing-cycles>4</meta:editing-cycles>
    <meta:generator>OpenOffice/4.1.3$Win32 OpenOffice.org_project/413m1$Build-9783</meta:generator>
    <meta:document-statistic meta:table-count="0" meta:image-count="0" meta:object-count="0" meta:page-count="35" meta:paragraph-count="315" meta:word-count="8355" meta:character-count="46269"/>
  </office:meta>
</office:document-meta>
</file>